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-INDUSTRIAS CLAPISER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829178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EZ LA TORRE, CLAYTON PERC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7980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528291784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9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0/11/2021</text:p>
          </table:table-cell>
          <table:table-cell table:style-name="Tabla2.A2" office:value-type="string">
            <text:p text:style-name="P7">209247</text:p>
          </table:table-cell>
          <table:table-cell table:style-name="Tabla2.A2" office:value-type="string">
            <text:p text:style-name="P7">19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0:38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